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3pt" style:font-size-asian="13pt" style:font-size-complex="13pt"/>
    </style:style>
    <style:style style:name="P2" style:family="paragraph" style:parent-style-name="Preformatted_20_Text">
      <style:text-properties style:font-name="Arial" fo:font-size="13pt" style:font-size-asian="13pt" style:font-size-complex="13pt"/>
    </style:style>
    <style:style style:name="P3" style:family="paragraph" style:parent-style-name="Preformatted_20_Text">
      <style:text-properties style:font-name="Arial" fo:font-size="13pt" fo:font-weight="bold" style:font-size-asian="13pt" style:font-weight-asian="bold" style:font-size-complex="13pt" style:font-weight-complex="bold"/>
    </style:style>
    <style:style style:name="P4" style:family="paragraph" style:parent-style-name="Preformatted_20_Text">
      <style:paragraph-properties fo:margin-top="0in" fo:margin-bottom="0.1965in"/>
      <style:text-properties style:font-name="Arial" fo:font-size="13pt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 The Midnight Hour</text:p>
      <text:p text:style-name="P2">Wilson Pickett</text:p>
      <text:p text:style-name="P2">G <text:s text:c="2"/>E</text:p>
      <text:p text:style-name="P2">D <text:s text:c="2"/>D</text:p>
      <text:p text:style-name="P2"/>
      <text:p text:style-name="P2">A7 <text:s/>D <text:s text:c="3"/>A7 <text:s/>D</text:p>
      <text:p text:style-name="P2"/>
      <text:p text:style-name="P2"><text:s text:c="10"/>A7 <text:s text:c="12"/>D <text:s text:c="7"/>A7 <text:s text:c="4"/>D</text:p>
      <text:p text:style-name="P2">I'm gonna wait 'till the midnight hour</text:p>
      <text:p text:style-name="P2"><text:s text:c="15"/>A7 <text:s text:c="8"/>D <text:s text:c="7"/>A7 <text:s text:c="4"/>D</text:p>
      <text:p text:style-name="P2">That's when my love comes tumbling down</text:p>
      <text:p text:style-name="P2"><text:s text:c="10"/>A7 <text:s text:c="12"/>D <text:s text:c="7"/>A7 <text:s text:c="5"/>D</text:p>
      <text:p text:style-name="P2">I'm gonna wait 'till the midnight hour</text:p>
      <text:p text:style-name="P2"><text:s text:c="12"/>A7 <text:s text:c="4"/>D <text:s text:c="6"/>A7 <text:s text:c="5"/>D</text:p>
      <text:p text:style-name="P2">When there' no one else around</text:p>
      <text:p text:style-name="P2"><text:s text:c="10"/>E <text:s text:c="16"/>D</text:p>
      <text:p text:style-name="P2">I'm gonna take you girl and hold you</text:p>
      <text:p text:style-name="P2">E <text:s text:c="14"/>D <text:s text:c="23"/>A7 <text:s text:c="3"/>D</text:p>
      <text:p text:style-name="P2">Do all things I told you in the midnight hour</text:p>
      <text:p text:style-name="P2"/>
      <text:p text:style-name="P2">I'm gonna wait till the stars come out</text:p>
      <text:p text:style-name="P2">See them twinkle in your eyes</text:p>
      <text:p text:style-name="P2">I'm gonna wait 'till the midnight hour</text:p>
      <text:p text:style-name="P2">That's when my love begins to shine</text:p>
      <text:p text:style-name="P2"/>
      <text:p text:style-name="P2">You're the only girl I know</text:p>
      <text:p text:style-name="P4">Really love you so in the midnight hou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AR PL UMing HK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an Dowd</meta:initial-creator>
    <meta:creation-date>2011-06-04T13:52:28</meta:creation-date>
    <meta:document-statistic meta:table-count="0" meta:image-count="0" meta:object-count="0" meta:page-count="1" meta:paragraph-count="23" meta:word-count="123" meta:character-count="731"/>
    <dc:date>2011-06-04T13:54:04</dc:date>
    <dc:creator>Sean Dowd</dc:creator>
    <meta:editing-duration>PT1M37S</meta:editing-duration>
    <meta:editing-cycles>1</meta:editing-cycles>
    <meta:generator>LibreOffice/3.3$Linux LibreOffice_project/330m19$Build-202</meta:generator>
  </office:meta>
</office:document-meta>
</file>